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4669164" text:style-name="L1">
        <text:list-header>
          <text:p text:style-name="P1"><text:bookmark-start text:name="DDE_LINK1"/><text:bookmark-start text:name="DDE_LINK"/>General Guide Line for Database Operations.</text:p>
          <text:p text:style-name="P2"/>
        </text:list-header>
        <text:list-item>
          <text:p text:style-name="P2">Do not use transaction management (setAutoCommit) without intimation to RND team. </text:p>
          <text:p text:style-name="P2"/>
        </text:list-item>
        <text:list-item>
          <text:p text:style-name="P2">Do not use connection pooling in case of CronJob Utility</text:p>
          <text:p text:style-name="P2"/>
        </text:list-item>
        <text:list-item>
          <text:p text:style-name="P2">Use finally block to close all Resources like Connection, Statement, PreparedStatement, <text:span text:style-name="T1">CallableStatement</text:span>, ResultSet and File Handles.</text:p>
          <text:p text:style-name="P2"/>
        </text:list-item>
        <text:list-item>
          <text:p text:style-name="P2">There should be two only method signatures in SQLUtility.</text:p>
          <text:p text:style-name="P2"/>
          <text:p text:style-name="P2">SQLUtility.methodName(String aliasName,String sqlQuery,SqlParameterSource sps)</text:p>
          <text:p text:style-name="P2">SQLUtility.methodName(String aliasName,String sqlQuery)</text:p>
          <text:p text:style-name="P2"/>
        </text:list-item>
        <text:list-item>
          <text:p text:style-name="P2">When using Prepared statement, it should be initialized before loop and close after loop. Do not declare them globle in case of multithreading.</text:p>
          <text:p text:style-name="P2"/>
        </text:list-item>
        <text:list-item>
          <text:p text:style-name="P2">Do forget to close CallableStatement.</text:p>
          <text:p text:style-name="P2"/>
        </text:list-item>
        <text:list-item>
          <text:p text:style-name="P2">If it is possible to use SQLUtility class then do not use traditional Connection class.</text:p>
          <text:p text:style-name="P2"/>
        </text:list-item>
        <text:list-item>
          <text:p text:style-name="P2"><text:bookmark-end text:name="DDE_LINK1"/><text:bookmark-end text:name="DDE_LINK"/>Do not write function to return ResultSet, which couses PreparedStatement or Statement unlclosed.</text:p>
          <text:p text:style-name="P2"/>
        </text:list-item>
        <text:list-item>
          <text:p text:style-name="P2">Change your SQLUtility to use centralized com.finlogic.util.persistence.SQLUtility. Create object for this class and call its functions from your SQLUtil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style:font-name-asian="DejaVu Sans Mono1" style:font-name-complex="DejaVu Sans Mono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83H55M09S</meta:editing-duration>
    <dc:date>2011-04-19T17:15:41</dc:date>
    <meta:generator>OpenOffice.org/3.1$Linux OpenOffice.org_project/310m19$Build-9420</meta:generator>
    <meta:editing-cycles>118</meta:editing-cycles>
    <meta:document-statistic meta:table-count="0" meta:image-count="0" meta:object-count="0" meta:page-count="1" meta:paragraph-count="12" meta:word-count="143" meta:character-count="1044"/>
    <meta:user-defined meta:name="Info 1"/>
    <meta:user-defined meta:name="Info 2"/>
    <meta:user-defined meta:name="Info 3"/>
    <meta:user-defined meta:name="Info 4"/>
  </office:meta>
</office:document-meta>
</file>